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1.423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color="#ffffff" svg:stroke-opacity="50%" draw:fill="none" draw:opacity="100%" draw:textarea-horizontal-align="justify" draw:textarea-vertical-align="middle" draw:auto-grow-height="false" fo:min-height="18.8cm" fo:min-width="10.93cm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solid" draw:fill-color="#b8ffb8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838cm" fo:min-width="1.461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3.455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600" draw:opacity="100%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="solid" draw:fill-color="#cccccc" draw:opacity="100%"/>
      <style:paragraph-properties fo:text-align="center"/>
    </style:style>
    <style:style style:name="P5" style:family="paragraph">
      <loext:graphic-properties draw:fill="solid" draw:fill-color="#b8ffb8" draw:opacity="100%"/>
      <style:paragraph-properties fo:text-align="center"/>
    </style:style>
    <style:style style:name="P6" style:family="paragraph">
      <loext:graphic-properties draw:fill-color="#00d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6.35cm" svg:height="1.779cm" svg:x="7.35cm" svg:y="18.235cm">
            <draw:text-box>
              <text:p text:style-name="P1">Housing</text:p>
            </draw:text-box>
          </draw:frame>
          <draw:custom-shape draw:style-name="gr2" draw:text-style-name="P3" draw:layer="layout" svg:width="11.43cm" svg:height="19.05cm" svg:x="3.54cm" svg:y="2.2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556cm" svg:height="2.519cm" svg:x="11.16cm" svg:y="9.784cm">
            <draw:text-box>
              <text:p text:style-name="P1">Theater</text:p>
            </draw:text-box>
          </draw:frame>
          <draw:frame draw:style-name="gr4" draw:text-style-name="P5" draw:layer="layout" svg:width="3.556cm" svg:height="2.519cm" svg:x="10.525cm" svg:y="3.794cm">
            <draw:text-box>
              <text:p text:style-name="P1">Swimming</text:p>
              <text:p text:style-name="P1">Pool</text:p>
            </draw:text-box>
          </draw:frame>
          <draw:frame draw:style-name="gr3" draw:text-style-name="P4" draw:layer="layout" svg:width="3.556cm" svg:height="2.519cm" svg:x="4.81cm" svg:y="12.324cm">
            <draw:text-box>
              <text:p text:style-name="P1">Cafeteria</text:p>
            </draw:text-box>
          </draw:frame>
          <draw:custom-shape draw:style-name="gr5" draw:text-style-name="P6" draw:layer="layout" svg:width="2.921cm" svg:height="3.048cm" svg:x="5.337cm" svg:y="3.84cm">
            <text:p text:style-name="P1">Play</text:p>
            <text:p text:style-name="P1">Place</text:p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6" draw:text-style-name="P2" draw:layer="layout" svg:width="1.651cm" svg:height="3.811cm" svg:x="12.049cm" svg:y="14.462cm">
            <draw:text-box>
              <text:p text:style-name="P1"/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1-02-19T13:08:27.730930242</meta:creation-date>
    <dc:date>2021-02-19T16:48:59.298667273</dc:date>
    <dc:creator>Steven Huss-Lederman</dc:creator>
    <meta:editing-duration>PT5M31S</meta:editing-duration>
    <meta:editing-cycles>2</meta:editing-cycles>
    <meta:generator>LibreOffice/7.0.4.2$MacOSX_X86_64 LibreOffice_project/dcf040e67528d9187c66b2379df5ea4407429775</meta:generator>
    <meta:document-statistic meta:object-count="8"/>
  </office:meta>
</office:document-meta>
</file>